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177cm" fo:min-width="5.803cm" draw:shadow="visible" draw:shadow-offset-x="0.102cm" draw:shadow-offset-y="0.1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433cm" fo:min-width="5.215cm" draw:shadow="visible" draw:shadow-offset-x="0.102cm" draw:shadow-offset-y="0.10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0.39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1.024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3.433cm" fo:min-width="5.215cm" draw:shadow="visible" draw:shadow-offset-x="0.102cm" draw:shadow-offset-y="0.10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65cm" fo:min-width="0.3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1.024cm" draw:shadow="visible" draw:shadow-offset-x="0.102cm" draw:shadow-offset-y="0.102cm"/>
    </style:style>
    <style:style style:name="gr9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85cm" svg:height="10.109cm" svg:x="3.032cm" svg:y="4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5.715cm" svg:height="3.683cm" svg:x="3.667cm" svg:y="5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1.143cm" svg:x="4.048cm" svg:y="5.31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4" draw:layer="layout" svg:width="1.524cm" svg:height="1.397cm" svg:x="3.921cm" svg:y="6.842cm">
            <text:p text:style-name="P3"><text:span text:style-name="T1">vBucket</text:span></text:p>
            <text:p text:style-name="P3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5.699cm" svg:y="6.842cm">
            <text:p text:style-name="P3"><text:span text:style-name="T1">vBucket</text:span></text:p>
            <text:p text:style-name="P3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7.477cm" svg:y="6.842cm">
            <text:p text:style-name="P3"><text:span text:style-name="T1">vBucket</text:span></text:p>
            <text:p text:style-name="P3"><text:span text:style-name="T1">9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5.191cm" svg:y="5.445cm">
            <draw:text-box>
              <text:p>Active</text:p>
            </draw:text-box>
          </draw:frame>
          <draw:custom-shape draw:style-name="gr6" draw:text-style-name="P2" draw:layer="layout" svg:width="5.715cm" svg:height="3.683cm" svg:x="3.667cm" svg:y="9.25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89cm" svg:height="1.143cm" svg:x="4.048cm" svg:y="9.50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6" draw:layer="layout" svg:width="1.524cm" svg:height="1.397cm" svg:x="3.921cm" svg:y="11.033cm">
            <text:p text:style-name="P3"><text:span text:style-name="T1">vBucket</text:span></text:p>
            <text:p text:style-name="P3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5.699cm" svg:y="11.033cm">
            <text:p text:style-name="P3"><text:span text:style-name="T1">vBucket</text:span></text:p>
            <text:p text:style-name="P3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7.477cm" svg:y="11.033cm">
            <text:p text:style-name="P3"><text:span text:style-name="T1">vBucket</text:span></text:p>
            <text:p text:style-name="P3"><text:span text:style-name="T1">8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5.191cm" svg:y="9.636cm">
            <draw:text-box>
              <text:p>Replica</text:p>
            </draw:text-box>
          </draw:frame>
          <draw:frame draw:style-name="gr9" draw:text-style-name="P5" draw:layer="layout" svg:width="4.953cm" svg:height="1.343cm" svg:x="4.048cm" svg:y="13.319cm">
            <draw:text-box>
              <text:p>Cluster Node 1</text:p>
            </draw:text-box>
          </draw:frame>
        </draw:g>
        <draw:g>
          <draw:custom-shape draw:style-name="gr1" draw:text-style-name="P1" draw:layer="layout" svg:width="6.985cm" svg:height="10.109cm" svg:x="10.895cm" svg:y="4.5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5.715cm" svg:height="3.683cm" svg:x="11.53cm" svg:y="5.1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1.143cm" svg:x="11.911cm" svg:y="5.42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4" draw:layer="layout" svg:width="1.524cm" svg:height="1.397cm" svg:x="11.784cm" svg:y="6.949cm">
            <text:p text:style-name="P3"><text:span text:style-name="T1">vBucket</text:span></text:p>
            <text:p text:style-name="P3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13.562cm" svg:y="6.949cm">
            <text:p text:style-name="P3"><text:span text:style-name="T1">vBucket</text:span></text:p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15.34cm" svg:y="6.949cm">
            <text:p text:style-name="P3"><text:span text:style-name="T1">vBucket</text:span></text:p>
            <text:p text:style-name="P3"><text:span text:style-name="T1">8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13.054cm" svg:y="5.552cm">
            <draw:text-box>
              <text:p>Active</text:p>
            </draw:text-box>
          </draw:frame>
          <draw:custom-shape draw:style-name="gr6" draw:text-style-name="P2" draw:layer="layout" svg:width="5.715cm" svg:height="3.683cm" svg:x="11.53cm" svg:y="9.3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89cm" svg:height="1.143cm" svg:x="11.911cm" svg:y="9.6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6" draw:layer="layout" svg:width="1.524cm" svg:height="1.397cm" svg:x="11.784cm" svg:y="11.14cm">
            <text:p text:style-name="P3"><text:span text:style-name="T1">vBucket</text:span></text:p>
            <text:p text:style-name="P3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13.562cm" svg:y="11.14cm">
            <text:p text:style-name="P3"><text:span text:style-name="T1">vBucket</text:span></text:p>
            <text:p text:style-name="P3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15.34cm" svg:y="11.14cm">
            <text:p text:style-name="P3"><text:span text:style-name="T1">vBucket</text:span></text:p>
            <text:p text:style-name="P3"><text:span text:style-name="T1">2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13.054cm" svg:y="9.743cm">
            <draw:text-box>
              <text:p>Replica</text:p>
            </draw:text-box>
          </draw:frame>
          <draw:frame draw:style-name="gr9" draw:text-style-name="P5" draw:layer="layout" svg:width="4.953cm" svg:height="1.343cm" svg:x="11.911cm" svg:y="13.426cm">
            <draw:text-box>
              <text:p>Cluster Node 2</text:p>
            </draw:text-box>
          </draw:frame>
        </draw:g>
        <draw:g>
          <draw:custom-shape draw:style-name="gr1" draw:text-style-name="P1" draw:layer="layout" svg:width="6.985cm" svg:height="10.109cm" svg:x="18.653cm" svg:y="4.6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5.715cm" svg:height="3.683cm" svg:x="19.288cm" svg:y="5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1.143cm" svg:x="19.669cm" svg:y="5.49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4" draw:layer="layout" svg:width="1.524cm" svg:height="1.397cm" svg:x="19.542cm" svg:y="7.023cm">
            <text:p text:style-name="P3"><text:span text:style-name="T1">vBucket</text:span></text:p>
            <text:p text:style-name="P3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21.32cm" svg:y="7.023cm">
            <text:p text:style-name="P3"><text:span text:style-name="T1">vBucket</text:span></text:p>
            <text:p text:style-name="P3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524cm" svg:height="1.397cm" svg:x="23.098cm" svg:y="7.023cm">
            <text:p text:style-name="P3"><text:span text:style-name="T1">vBucket</text:span></text:p>
            <text:p text:style-name="P3"><text:span text:style-name="T1">6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20.812cm" svg:y="5.626cm">
            <draw:text-box>
              <text:p>Active</text:p>
            </draw:text-box>
          </draw:frame>
          <draw:custom-shape draw:style-name="gr6" draw:text-style-name="P2" draw:layer="layout" svg:width="5.715cm" svg:height="3.683cm" svg:x="19.288cm" svg:y="9.43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89cm" svg:height="1.143cm" svg:x="19.669cm" svg:y="9.6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6" draw:layer="layout" svg:width="1.524cm" svg:height="1.397cm" svg:x="19.542cm" svg:y="11.214cm">
            <text:p text:style-name="P3"><text:span text:style-name="T1">vBucket</text:span></text:p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21.32cm" svg:y="11.214cm">
            <text:p text:style-name="P3"><text:span text:style-name="T1">vBucket</text:span></text:p>
            <text:p text:style-name="P3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24cm" svg:height="1.397cm" svg:x="23.098cm" svg:y="11.214cm">
            <text:p text:style-name="P3"><text:span text:style-name="T1">vBucket</text:span></text:p>
            <text:p text:style-name="P3"><text:span text:style-name="T1">5</text:span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56cm" svg:height="1.016cm" svg:x="20.812cm" svg:y="9.817cm">
            <draw:text-box>
              <text:p>Replica</text:p>
            </draw:text-box>
          </draw:frame>
          <draw:frame draw:style-name="gr9" draw:text-style-name="P5" draw:layer="layout" svg:width="4.953cm" svg:height="1.343cm" svg:x="19.669cm" svg:y="13.5cm">
            <draw:text-box>
              <text:p>Cluster Node 3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5-01T15:46:24.348491000</meta:creation-date>
    <dc:date>2018-05-01T16:01:16.638874000</dc:date>
    <meta:editing-duration>PT3M16S</meta:editing-duration>
    <meta:editing-cycles>1</meta:editing-cycles>
    <meta:generator>LibreOffice/6.3.2.2$MacOSX_X86_64 LibreOffice_project/98b30e735bda24bc04ab42594c85f7fd8be07b9c</meta:generator>
    <meta:document-statistic meta:object-count="45"/>
  </office:meta>
</office:document-meta>
</file>